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d156" officeooo:paragraph-rsid="0010d156"/>
    </style:style>
    <style:style style:name="P2" style:family="paragraph" style:parent-style-name="Standard">
      <style:text-properties officeooo:rsid="0010d156" officeooo:paragraph-rsid="00122944"/>
    </style:style>
    <style:style style:name="P3" style:family="paragraph" style:parent-style-name="Standard">
      <style:text-properties officeooo:rsid="0010d156" officeooo:paragraph-rsid="00135d06"/>
    </style:style>
    <style:style style:name="P4" style:family="paragraph" style:parent-style-name="Standard">
      <style:text-properties officeooo:rsid="0010d156" officeooo:paragraph-rsid="001389c2"/>
    </style:style>
    <style:style style:name="P5" style:family="paragraph" style:parent-style-name="Standard">
      <style:text-properties officeooo:rsid="0010d156" officeooo:paragraph-rsid="00153501"/>
    </style:style>
    <style:style style:name="P6" style:family="paragraph" style:parent-style-name="Standard">
      <style:text-properties officeooo:rsid="0010d156" officeooo:paragraph-rsid="0015b3f6"/>
    </style:style>
    <style:style style:name="P7" style:family="paragraph" style:parent-style-name="Standard">
      <style:text-properties officeooo:rsid="0010d156" officeooo:paragraph-rsid="0017af31"/>
    </style:style>
    <style:style style:name="P8" style:family="paragraph" style:parent-style-name="Standard">
      <style:text-properties officeooo:rsid="00122944" officeooo:paragraph-rsid="00122944"/>
    </style:style>
    <style:style style:name="P9" style:family="paragraph" style:parent-style-name="Standard">
      <style:text-properties officeooo:rsid="00122944" officeooo:paragraph-rsid="00135d06"/>
    </style:style>
    <style:style style:name="P10" style:family="paragraph" style:parent-style-name="Standard">
      <style:text-properties officeooo:paragraph-rsid="0010d156"/>
    </style:style>
    <style:style style:name="P11" style:family="paragraph" style:parent-style-name="Standard">
      <style:text-properties officeooo:rsid="001389c2" officeooo:paragraph-rsid="001389c2"/>
    </style:style>
    <style:style style:name="P12" style:family="paragraph" style:parent-style-name="Standard">
      <style:text-properties fo:font-weight="bold" officeooo:rsid="0010d156" officeooo:paragraph-rsid="00153501" style:font-weight-asian="bold" style:font-weight-complex="bold"/>
    </style:style>
    <style:style style:name="P13" style:family="paragraph" style:parent-style-name="Standard">
      <style:text-properties fo:font-weight="bold" officeooo:rsid="0010d156" officeooo:paragraph-rsid="00135d06" style:font-weight-asian="bold" style:font-weight-complex="bold"/>
    </style:style>
    <style:style style:name="P14" style:family="paragraph" style:parent-style-name="Standard">
      <style:text-properties officeooo:rsid="00182554" officeooo:paragraph-rsid="00182554"/>
    </style:style>
    <style:style style:name="P15" style:family="paragraph" style:parent-style-name="Standard">
      <style:text-properties officeooo:rsid="001a0a70" officeooo:paragraph-rsid="001a0a70"/>
    </style:style>
    <style:style style:name="P16" style:family="paragraph" style:parent-style-name="Text_20_body">
      <style:text-properties officeooo:paragraph-rsid="00182554"/>
    </style:style>
    <style:style style:name="P1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Standard">
      <style:text-properties fo:font-weight="bold" officeooo:rsid="0010d156" officeooo:paragraph-rsid="00122944" style:font-weight-asian="bold" style:font-weight-complex="bold"/>
    </style:style>
    <style:style style:name="P21" style:family="paragraph" style:parent-style-name="Standard" style:list-style-name="L1">
      <style:text-properties officeooo:rsid="0010d156" officeooo:paragraph-rsid="0010d156"/>
    </style:style>
    <style:style style:name="P22" style:family="paragraph" style:parent-style-name="Standard" style:list-style-name="L1">
      <style:text-properties officeooo:rsid="0010d156" officeooo:paragraph-rsid="00153501"/>
    </style:style>
    <style:style style:name="P23" style:family="paragraph" style:parent-style-name="Standard" style:list-style-name="L2">
      <style:text-properties officeooo:rsid="0010d156" officeooo:paragraph-rsid="0010d156"/>
    </style:style>
    <style:style style:name="P24" style:family="paragraph" style:parent-style-name="Standard" style:list-style-name="L2">
      <style:text-properties officeooo:rsid="0010d156" officeooo:paragraph-rsid="00153501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  <style:text-properties officeooo:rsid="00122944" officeooo:paragraph-rsid="00122944"/>
    </style:style>
    <style:style style:name="T1" style:family="text">
      <style:text-properties officeooo:rsid="0010d156"/>
    </style:style>
    <style:style style:name="T2" style:family="text">
      <style:text-properties officeooo:rsid="0012294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d156" style:font-weight-asian="bold" style:font-weight-complex="bold"/>
    </style:style>
    <style:style style:name="T5" style:family="text">
      <style:text-properties officeooo:rsid="00135d06"/>
    </style:style>
    <style:style style:name="T6" style:family="text">
      <style:text-properties officeooo:rsid="001389c2"/>
    </style:style>
    <style:style style:name="T7" style:family="text">
      <style:text-properties officeooo:rsid="00153501"/>
    </style:style>
    <style:style style:name="T8" style:family="text">
      <style:text-properties officeooo:rsid="001536cb"/>
    </style:style>
    <style:style style:name="T9" style:family="text">
      <style:text-properties officeooo:rsid="00182554"/>
    </style:style>
    <style:style style:name="T10" style:family="text">
      <style:text-properties officeooo:rsid="001a0a7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9"><text:a xlink:type="simple" xlink:href="#__RefHeading___Toc106_1673472778" text:style-name="Index_20_Link" text:visited-style-name="Index_20_Link">Non-Functional Requirements<text:tab/>2</text:a></text:p>
          <text:p text:style-name="P18"><text:a xlink:type="simple" xlink:href="#__RefHeading___Toc116_1673472778" text:style-name="Index_20_Link" text:visited-style-name="Index_20_Link">Word should start with a capital letter<text:tab/>2</text:a></text:p>
          <text:p text:style-name="P18"><text:a xlink:type="simple" xlink:href="#__RefHeading___Toc118_1673472778" text:style-name="Index_20_Link" text:visited-style-name="Index_20_Link">The Degree symbol<text:tab/>2</text:a></text:p>
          <text:p text:style-name="P18"><text:a xlink:type="simple" xlink:href="#__RefHeading___Toc120_1673472778" text:style-name="Index_20_Link" text:visited-style-name="Index_20_Link">Providing an example of a latitude/longitude position<text:tab/>2</text:a></text:p>
          <text:p text:style-name="P18"><text:a xlink:type="simple" xlink:href="#__RefHeading___Toc122_1673472778" text:style-name="Index_20_Link" text:visited-style-name="Index_20_Link">Layout<text:tab/>2</text:a></text:p>
          <text:p text:style-name="P19"><text:a xlink:type="simple" xlink:href="#__RefHeading___Toc114_1673472778" text:style-name="Index_20_Link" text:visited-style-name="Index_20_Link">Functional Requirements<text:tab/>3</text:a></text:p>
          <text:p text:style-name="P18"><text:a xlink:type="simple" xlink:href="#__RefHeading___Toc108_1673472778" text:style-name="Index_20_Link" text:visited-style-name="Index_20_Link">The Search functionality<text:tab/>3</text:a></text:p>
          <text:p text:style-name="P17"><text:a xlink:type="simple" xlink:href="#__RefHeading___Toc125_1673472778" text:style-name="Index_20_Link" text:visited-style-name="Index_20_Link">Search for 'species'<text:tab/>3</text:a></text:p>
          <text:p text:style-name="P17"><text:a xlink:type="simple" xlink:href="#__RefHeading___Toc129_1673472778" text:style-name="Index_20_Link" text:visited-style-name="Index_20_Link">Search for 'city/region'<text:tab/>3</text:a></text:p>
          <text:p text:style-name="P18"><text:a xlink:type="simple" xlink:href="#__RefHeading___Toc110_1673472778" text:style-name="Index_20_Link" text:visited-style-name="Index_20_Link">The Result-table<text:tab/>3</text:a></text:p>
          <text:p text:style-name="P17"><text:a xlink:type="simple" xlink:href="#__RefHeading___Toc133_1673472778" text:style-name="Index_20_Link" text:visited-style-name="Index_20_Link">Region is missing<text:tab/>3</text:a></text:p>
          <text:p text:style-name="P18"><text:a xlink:type="simple" xlink:href="#__RefHeading___Toc112_1673472778" text:style-name="Index_20_Link" text:visited-style-name="Index_20_Link">Export to CSV<text:tab/>4</text:a></text:p>
        </text:index-body>
      </text:table-of-content>
      <text:p text:style-name="P1"/>
      <text:h text:style-name="P26" text:outline-level="1"/>
      <text:h text:style-name="P27" text:outline-level="1"><text:bookmark-start text:name="__RefHeading___Toc106_1673472778"/>Non-Functional Requirements<text:bookmark-end text:name="__RefHeading___Toc106_1673472778"/></text:h>
      <text:p text:style-name="P2"/>
      <text:h text:style-name="Heading_20_2" text:outline-level="2"><text:bookmark-start text:name="__RefHeading___Toc116_1673472778"/>Word should start with a capital letter<text:bookmark-end text:name="__RefHeading___Toc116_1673472778"/></text:h>
      <text:p text:style-name="P2"/>
      <text:p text:style-name="P2">That every word starts with a capital letter .</text:p>
      <text:p text:style-name="P1"><text:span text:style-name="T6">Example: </text:span><text:s/>"<text:span text:style-name="T3">Taxonomy</text:span> : <text:span text:style-name="T3">Species</text:span>" - and so forth.</text:p>
      <text:p text:style-name="P1"/>
      <text:h text:style-name="Heading_20_2" text:outline-level="2"><text:bookmark-start text:name="__RefHeading___Toc118_1673472778"/>The Degree symbol<text:bookmark-end text:name="__RefHeading___Toc118_1673472778"/></text:h>
      <text:p text:style-name="P1">Not to display the 'degree'-sign after latitude nor longitude.</text:p>
      <text:p text:style-name="P8">Instead <text:s/>display <text:span text:style-name="T1"><text:s/>(wgs84) - as in </text:span></text:p>
      <text:p text:style-name="P8"><text:span text:style-name="T1"><text:tab/>'</text:span><text:span text:style-name="T4">latitude (wgs84)</text:span><text:span text:style-name="T1">' and <text:s/>'</text:span><text:span text:style-name="T4">longitude (wgs84)'</text:span></text:p>
      <text:p text:style-name="P20"/>
      <text:p text:style-name="P8"><text:span text:style-name="T4">M</text:span><text:span text:style-name="T3">ouse-over:</text:span></text:p>
      <text:p text:style-name="P1">if possible : <text:span text:style-name="T2">To </text:span>have a 'mouse-over'-<text:span text:style-name="T2">functionality over</text:span> (wgs84) that says 'epsg:3006'</text:p>
      <text:p text:style-name="P1"/>
      <text:p text:style-name="P13">@Info</text:p>
      <text:p text:style-name="P3">here is more <text:span text:style-name="T5">on epsg</text:span> -&gt; http://epsg.io/?q=swede</text:p>
      <text:h text:style-name="Heading_20_2" text:outline-level="2"><text:bookmark-start text:name="__RefHeading___Toc120_1673472778"/>Providing an example of a latitude/longitude <text:span text:style-name="T5">position</text:span><text:bookmark-end text:name="__RefHeading___Toc120_1673472778"/></text:h>
      <text:p text:style-name="P8">See the page : <text:a xlink:type="simple" xlink:href="http://www.ensembl.org/" text:style-name="Internet_20_link" text:visited-style-name="Visited_20_Internet_20_Link">http://www.ensembl.org</text:a></text:p>
      <text:p text:style-name="P8">The example provided for ‘Search’ , one can click on of the 4 different links.</text:p>
      <text:p text:style-name="P9">An example for seqdb_public could be a position in Sweden, for instance the ‘<text:span text:style-name="T5">City Hall’ in Stockholm (https://en.wikipedia.org/wiki/Stockholm_City_Hall)</text:span></text:p>
      <text:p text:style-name="P1"/>
      <text:h text:style-name="Heading_20_2" text:outline-level="2"><text:bookmark-start text:name="__RefHeading___Toc122_1673472778"/>Layout<text:bookmark-end text:name="__RefHeading___Toc122_1673472778"/></text:h>
      <text:p text:style-name="P1"><text:span text:style-name="T6">1.) W</text:span>e would like to customize/brand the page with for instance <text:span text:style-name="T6">with </text:span>a 'header' and a 'footer'</text:p>
      <text:p text:style-name="P4"><text:span text:style-name="T6">You can </text:span>see the footer in <text:a xlink:type="simple" xlink:href="http://www.naturforskaren.se/" text:style-name="Internet_20_link" text:visited-style-name="Visited_20_Internet_20_Link">www.naturforskaren.se</text:a> , where we <text:span text:style-name="T6">have</text:span> put x number of logos <text:span text:style-name="T6">and</text:span> contact-<text:span text:style-name="T6">information</text:span>.</text:p>
      <text:p text:style-name="P1"/>
      <text:p text:style-name="P1">2.<text:span text:style-name="T6">) Ability to S</text:span>witch between <text:span text:style-name="T8">British-</text:span>English and Swedish ? (we can <text:span text:style-name="T6">do the translation</text:span>).</text:p>
      <text:p text:style-name="P11">Use of a ‘flag’-<text:span text:style-name="T8">icon (flag of ‘Great-Britain’ and the Swedish flag ) ?</text:span></text:p>
      <text:p text:style-name="P1"/>
      <text:p text:style-name="P4">3.<text:span text:style-name="T6">) Suggestion </text:span></text:p>
      <text:p text:style-name="P4"><text:span text:style-name="T6">T</text:span>o look <text:span text:style-name="T6">closer </text:span>at the guidelines for style in the DINA-project ( https://dina-web.net/style.html )</text:p>
      <text:p text:style-name="P1">from that style-guide ("For font used a free, libre and open source license is required")</text:p>
      <text:p text:style-name="P4"><text:span text:style-name="T6">(</text:span>see <text:s/><text:a xlink:type="simple" xlink:href="http://www.naturforskaren.se/" text:style-name="Internet_20_link" text:visited-style-name="Visited_20_Internet_20_Link">www.naturforskaren.se</text:a> <text:span text:style-name="T6">where the fonts are ‘open source’.)</text:span></text:p>
      <text:p text:style-name="P1"/>
      <text:p text:style-name="P1"/>
      <text:p text:style-name="P11">4.) Questions</text:p>
      <text:p text:style-name="P1">1. on the number '1' in the blue box beneath the 'Result-frame' , what does that mean ?</text:p>
      <text:p text:style-name="P1">2. Is paging possible, if our results are greater than x ( for instance 100 records ) ?</text:p>
      <text:p text:style-name="P1"/>
      <text:p text:style-name="P1"/>
      <text:h text:style-name="Heading_20_1" text:outline-level="1"><text:bookmark-start text:name="__RefHeading___Toc114_1673472778"/><text:soft-page-break/>Functional <text:span text:style-name="T2">Requirements</text:span><text:bookmark-end text:name="__RefHeading___Toc114_1673472778"/></text:h>
      <text:h text:style-name="Heading_20_2" text:outline-level="2"><text:bookmark-start text:name="__RefHeading___Toc108_1673472778"/><text:span text:style-name="T2">The </text:span>Search <text:span text:style-name="T6">functionality</text:span><text:bookmark-end text:name="__RefHeading___Toc108_1673472778"/></text:h>
      <text:h text:style-name="Heading_20_3" text:outline-level="3"><text:bookmark-start text:name="__RefHeading___Toc125_1673472778"/><text:span text:style-name="T6">Search for </text:span>'species'<text:bookmark-end text:name="__RefHeading___Toc125_1673472778"/></text:h>
      <text:p text:style-name="P12"><text:span text:style-name="T6">Now </text:span>it is only possible to search <text:span text:style-name="T7">for </text:span><text:s/>'arctos'.</text:p>
      <text:p text:style-name="P1"/>
      <text:p text:style-name="P1">Wanted-Functionality</text:p>
      <text:list xml:id="list6660376693770998493" text:style-name="L1">
        <text:list-item>
          <text:p text:style-name="P21"><text:span text:style-name="T7">S</text:span>hould be possible to search <text:span text:style-name="T7">for</text:span> ‘<text:span text:style-name="T7">arctos’</text:span> </text:p>
        </text:list-item>
        <text:list-item>
          <text:p text:style-name="P22"><text:span text:style-name="T7">S</text:span>hould be possible to search <text:span text:style-name="T7">for</text:span> '<text:span text:style-name="T3">Ursus arctos</text:span>' <text:span text:style-name="T7">(which stands for ‘brown bear’)</text:span></text:p>
        </text:list-item>
        <text:list-item>
          <text:p text:style-name="P22"><text:span text:style-name="T7">S</text:span>hould be possible to search <text:span text:style-name="T7">for</text:span> <text:span text:style-name="T7">the vernacular name - </text:span>'<text:span text:style-name="T3">Björn</text:span>' (upper and lowercase), <text:s/></text:p>
          <text:list>
            <text:list-item>
              <text:p text:style-name="P22">‘<text:span text:style-name="T7">Björn’ is Swedish for ‘Bear’ </text:span></text:p>
            </text:list-item>
          </text:list>
        </text:list-item>
      </text:list>
      <text:p text:style-name="P1"/>
      <text:p text:style-name="P1"/>
      <text:h text:style-name="Heading_20_3" text:outline-level="3"><text:bookmark-start text:name="__RefHeading___Toc129_1673472778"/><text:span text:style-name="T7">Search for </text:span><text:s/>'city/region'<text:bookmark-end text:name="__RefHeading___Toc129_1673472778"/></text:h>
      <text:p text:style-name="P12"><text:span text:style-name="T6">Now </text:span>it is only possible to search <text:span text:style-name="T7">for a </text:span>city , i.e 'Strömsund' and 'Strömsund (S)'</text:p>
      <text:p text:style-name="P1"/>
      <text:p text:style-name="P1">Wanted-Functionality</text:p>
      <text:list xml:id="list6493054325492052301" text:style-name="L2">
        <text:list-item>
          <text:p text:style-name="P23"><text:span text:style-name="T7">S</text:span>hould be possible to search <text:span text:style-name="T7">for ‘Strömsund’ and ‘Strömsund (S)’.</text:span></text:p>
        </text:list-item>
        <text:list-item>
          <text:p text:style-name="P24"><text:span text:style-name="T7">S</text:span>hould be possible to search <text:span text:style-name="T7">for region</text:span></text:p>
          <text:list>
            <text:list-item>
              <text:p text:style-name="P24"><text:span text:style-name="T7"><text:s/></text:span>'Jämtlands län (S)' or 'Jämtlands län'</text:p>
            </text:list-item>
          </text:list>
        </text:list-item>
      </text:list>
      <text:p text:style-name="P5"/>
      <text:p text:style-name="P5"/>
      <text:p text:style-name="P1"/>
      <text:p text:style-name="P1">@Info</text:p>
      <text:p text:style-name="P1">Björn is the vernacular name for 'Ursus arctos'.</text:p>
      <text:p text:style-name="P6"><text:span text:style-name="T7">‘region’ is → <text:s/></text:span><text:s/>'province' in the table 'CollectionInfos'.</text:p>
      <text:p text:style-name="P1"/>
      <text:h text:style-name="Heading_20_2" text:outline-level="2"><text:bookmark-start text:name="__RefHeading___Toc110_1673472778"/><text:span text:style-name="T2">The </text:span>Result-<text:span text:style-name="T2">table</text:span><text:bookmark-end text:name="__RefHeading___Toc110_1673472778"/></text:h>
      <text:p text:style-name="P1"/>
      <text:h text:style-name="Heading_20_3" text:outline-level="3"><text:bookmark-start text:name="__RefHeading___Toc133_1673472778"/>Region is missing<text:bookmark-end text:name="__RefHeading___Toc133_1673472778"/></text:h>
      <text:p text:style-name="P7">@Info</text:p>
      <text:p text:style-name="P1">see table 'CollectionInfos' , for instance 'Jämtlands län (S)'</text:p>
      <text:p text:style-name="P1">mysql&gt; SELECT province FROM CollectionInfos;</text:p>
      <text:p text:style-name="P1"/>
      <text:p text:style-name="P10"/>
      <text:p text:style-name="P14">Question <text:span text:style-name="T10">1</text:span>:</text:p>
      <text:p text:style-name="P14">Is there pagination of the result is more than x number of records ( where x could be 100) ?</text:p>
      <text:p text:style-name="P14"/>
      <text:p text:style-name="P15">Question 2:</text:p>
      <text:p text:style-name="P15">Clicking the button ‘Clear Filters’ should that clear the ‘Result-table’ as well ?</text:p>
      <text:p text:style-name="P15">- if so , we could rename that button to ‘Clear’ ?</text:p>
      <text:h text:style-name="P25" text:outline-level="2"><text:bookmark-start text:name="__RefHeading___Toc112_1673472778"/>Export <text:span text:style-name="T2">to </text:span>CSV<text:bookmark-end text:name="__RefHeading___Toc112_1673472778"/></text:h>
      <text:p text:style-name="P16">Export to CSV works.</text:p>
      <text:p text:style-name="P16">@Wanted Functionality , next release ?</text:p>
      <text:p text:style-name="Text_20_body">The ability to export Genotypes as <text:span text:style-name="T9">wll</text:span>.</text:p>
      <text:p text:style-name="Text_20_body">Layout : <text:span text:style-name="T9">On the right side of the ‘Export to CSV’-button, add a checkbox and the ‘label’=’Genotypes’ <text:s/>- if that checkbox is ticked then the Genotypes are exported as we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0:52:39.220319973</meta:creation-date>
    <dc:date>2018-01-31T11:34:18.038951844</dc:date>
    <meta:editing-duration>PT21M1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4" meta:paragraph-count="74" meta:word-count="552" meta:character-count="3362" meta:non-whitespace-character-count="2873"/>
  </office:meta>
</office:document-meta>
</file>